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Kreon" svg:font-family="Kreon, serif"/>
    <style:font-face style:name="Open Sans" svg:font-family="'Open Sans', sans-serif"/>
    <style:font-face style:name="OpenSymbol" svg:font-family="OpenSymbol"/>
    <style:font-face style:name="Tahoma1" svg:font-family="Tahoma"/>
    <style:font-face style:name="consolas" svg:font-family="consolas, 'bitstream vera sans mono', 'courier new', Courier, monospace"/>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o1" style:family="table">
      <style:table-properties style:width="7.945cm" table:align="left"/>
    </style:style>
    <style:style style:name="Tablo1.A" style:family="table-column">
      <style:table-column-properties style:column-width="0.22cm"/>
    </style:style>
    <style:style style:name="Tablo1.B" style:family="table-column">
      <style:table-column-properties style:column-width="7.724cm"/>
    </style:style>
    <style:style style:name="Tablo1.A1" style:family="table-cell">
      <style:table-cell-properties style:vertical-align="middle"/>
    </style:style>
    <style:style style:name="Tablo2" style:family="table">
      <style:table-properties style:width="14.166cm" table:align="left"/>
    </style:style>
    <style:style style:name="Tablo2.A" style:family="table-column">
      <style:table-column-properties style:column-width="0.409cm"/>
    </style:style>
    <style:style style:name="Tablo2.B" style:family="table-column">
      <style:table-column-properties style:column-width="13.757cm"/>
    </style:style>
    <style:style style:name="Tablo2.A1" style:family="table-cell">
      <style:table-cell-properties style:vertical-align="middle"/>
    </style:style>
    <style:style style:name="Tablo3" style:family="table">
      <style:table-properties style:width="16.999cm" table:align="left"/>
    </style:style>
    <style:style style:name="Tablo3.A" style:family="table-column">
      <style:table-column-properties style:column-width="0.409cm"/>
    </style:style>
    <style:style style:name="Tablo3.B" style:family="table-column">
      <style:table-column-properties style:column-width="16.589cm"/>
    </style:style>
    <style:style style:name="Tablo3.A1" style:family="table-cell">
      <style:table-cell-properties style:vertical-align="middle"/>
    </style:style>
    <style:style style:name="Tablo4" style:family="table">
      <style:table-properties style:width="6.638cm" table:align="left"/>
    </style:style>
    <style:style style:name="Tablo4.A" style:family="table-column">
      <style:table-column-properties style:column-width="0.22cm"/>
    </style:style>
    <style:style style:name="Tablo4.B" style:family="table-column">
      <style:table-column-properties style:column-width="6.417cm"/>
    </style:style>
    <style:style style:name="Tablo4.A1" style:family="table-cell">
      <style:table-cell-properties style:vertical-align="middle"/>
    </style:style>
    <style:style style:name="P1" style:family="paragraph" style:parent-style-name="Text_20_body">
      <style:paragraph-properties fo:margin-left="0cm" fo:margin-right="0cm" fo:margin-top="0cm" fo:margin-bottom="0cm" fo:orphans="2" fo:widows="2" fo:text-indent="0cm" style:auto-text-indent="false"/>
      <style:text-properties fo:font-variant="normal" fo:text-transform="none" fo:color="#333333" style:font-name="Open Sans" fo:font-size="12pt" fo:letter-spacing="normal" fo:font-style="normal" fo:font-weight="normal"/>
    </style:style>
    <style:style style:name="P2" style:family="paragraph" style:parent-style-name="Text_20_body">
      <style:paragraph-properties fo:margin-left="0cm" fo:margin-right="0cm" fo:margin-top="0cm" fo:margin-bottom="0cm" fo:orphans="2" fo:widows="2" fo:text-indent="0cm" style:auto-text-indent="false"/>
      <style:text-properties fo:font-variant="normal" fo:text-transform="none" fo:color="#333333" fo:letter-spacing="normal"/>
    </style:style>
    <style:style style:name="P3" style:family="paragraph" style:parent-style-name="Text_20_body" style:list-style-name="L1">
      <style:paragraph-properties fo:margin-top="0cm" fo:margin-bottom="0.265cm" fo:orphans="2" fo:widows="2"/>
      <style:text-properties fo:font-variant="normal" fo:text-transform="none" fo:color="#333333" style:font-name="Open Sans" fo:font-size="12pt" fo:letter-spacing="normal" fo:font-style="normal" fo:font-weight="normal"/>
    </style:style>
    <style:style style:name="P4" style:family="paragraph" style:parent-style-name="Table_20_Contents">
      <style:paragraph-properties fo:margin-left="0cm" fo:margin-right="0cm" fo:margin-top="0cm" fo:margin-bottom="0cm" style:line-height-at-least="0.529cm" fo:text-align="end" style:justify-single-word="false" fo:text-indent="0cm" style:auto-text-indent="false" fo:padding="0cm" fo:border="none"/>
      <style:text-properties fo:font-variant="normal" fo:text-transform="none" fo:color="#afafaf" style:font-name="consolas" fo:font-size="9.75pt" fo:font-style="normal" fo:font-weight="normal" fo:background-color="#ffffff"/>
    </style:style>
    <style:style style:name="P5" style:family="paragraph" style:parent-style-name="Table_20_Contents">
      <style:paragraph-properties fo:margin-left="0cm" fo:margin-right="0cm" fo:margin-top="0cm" fo:margin-bottom="0cm" style:line-height-at-least="0.529cm" fo:text-align="start" style:justify-single-word="false" fo:text-indent="0cm" style:auto-text-indent="false" fo:padding="0cm" fo:border="none"/>
      <style:text-properties fo:font-variant="normal" fo:text-transform="none" fo:color="#000000" fo:background-color="#ffffff"/>
    </style:style>
    <style:style style:name="P6" style:family="paragraph" style:parent-style-name="Table_20_Contents">
      <style:paragraph-properties fo:margin-left="0cm" fo:margin-right="0cm" fo:margin-top="0cm" fo:margin-bottom="0cm" style:line-height-at-least="0.529cm" fo:text-align="start" style:justify-single-word="false" fo:text-indent="0cm" style:auto-text-indent="false" fo:padding="0cm" fo:border="none"/>
    </style:style>
    <style:style style:name="P7"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fo:padding="0cm" fo:border="none"/>
    </style:style>
    <style:style style:name="P8" style:family="paragraph" style:parent-style-name="Heading_20_1">
      <style:paragraph-properties fo:margin-left="0cm" fo:margin-right="0cm" fo:margin-top="0cm" fo:margin-bottom="0cm" fo:line-height="110%" fo:orphans="2" fo:widows="2" fo:text-indent="0cm" style:auto-text-indent="false"/>
    </style:style>
    <style:style style:name="P9" style:family="paragraph" style:parent-style-name="Heading_20_2">
      <style:paragraph-properties fo:margin-left="0cm" fo:margin-right="0cm" fo:margin-top="0cm" fo:margin-bottom="0cm" fo:line-height="110%" fo:orphans="2" fo:widows="2" fo:text-indent="0cm" style:auto-text-indent="false"/>
    </style:style>
    <style:style style:name="T1" style:family="text">
      <style:text-properties style:font-name="Open Sans" fo:font-size="12pt" fo:font-style="normal" fo:font-weight="normal"/>
    </style:style>
    <style:style style:name="T2" style:family="text">
      <style:text-properties fo:font-variant="normal" fo:text-transform="none" fo:color="#333333" style:font-name="Kreon" fo:letter-spacing="normal" fo:font-style="normal" fo:font-weight="bold"/>
    </style:style>
    <style:style style:name="T3" style:family="text">
      <style:text-properties fo:font-variant="normal" fo:text-transform="none" fo:color="#333333" style:font-name="Kreon" fo:font-size="27pt" fo:letter-spacing="normal" fo:font-style="normal" fo:font-weight="bold"/>
    </style:style>
    <style:style style:name="T4" style:family="text">
      <style:text-properties fo:font-variant="normal" fo:text-transform="none" fo:color="#333333" style:font-name="Open Sans" fo:font-size="12pt" fo:letter-spacing="normal" fo:font-style="normal" fo:font-weight="normal" style:font-name-asian="Open Sans" style:font-size-asian="12pt" style:font-style-asian="normal" style:font-weight-asian="normal" style:font-name-complex="Open Sans" style:font-size-complex="12pt" style:font-style-complex="normal" style:font-weight-complex="normal"/>
    </style:style>
    <style:style style:name="T5" style:family="text">
      <style:text-properties fo:font-variant="normal" fo:text-transform="none" fo:color="#afafaf" style:font-name="consolas" fo:font-style="normal" fo:font-weight="normal" style:font-name-asian="consolas" style:font-style-asian="normal" style:font-weight-asian="normal" style:font-name-complex="consolas" style:font-style-complex="normal" style:font-weight-complex="normal"/>
    </style:style>
    <style:style style:name="T6" style:family="text">
      <style:text-properties fo:font-variant="normal" fo:text-transform="none" fo:color="#006699" style:font-name="consolas" fo:font-size="9.75pt" fo:font-style="normal" fo:font-weight="bold" fo:background-color="#ffffff"/>
    </style:style>
    <style:style style:name="T7" style:family="text">
      <style:text-properties fo:font-variant="normal" fo:text-transform="none" fo:color="#000000" style:font-name="consolas" fo:font-size="9.75pt" fo:font-style="normal" fo:font-weight="normal" fo:background-color="#ffffff"/>
    </style:style>
    <style:style style:name="T8" style:family="text">
      <style:text-properties fo:font-variant="normal" fo:text-transform="none" fo:color="#000000" style:font-name="consolas" fo:font-style="normal" fo:font-weight="normal" style:font-name-asian="consolas" style:font-style-asian="normal" style:font-weight-asian="normal" style:font-name-complex="consolas" style:font-style-complex="normal" style:font-weight-complex="normal"/>
    </style:style>
    <style:style style:name="T9" style:family="text">
      <style:text-properties fo:font-variant="normal" fo:text-transform="none" fo:color="#c7254e" fo:background-color="#ffffff"/>
    </style:style>
    <style:style style:name="T10" style:family="text">
      <style:text-properties fo:font-variant="normal" fo:text-transform="none" fo:color="#0000ff" style:font-name="consolas" fo:font-size="9.75pt" fo:font-style="normal" fo:font-weight="normal" fo:background-color="#ffffff"/>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liştirdiğimiz uygulamalarda çeşitli parametrik yönlendirmelere ihtiyaç duyabiliriz. Özellikle de yazılıma yeni başlayan bir çaylak yazılımcıysanız mutlaka bunun gibi bir yaklaşımda bulunmuşsunuzdur. “ 1 gelirse şunu şunu yap, 2 gelirse bunu yap”. Son çıktıya baktığımızda belki istenilen sonucu almışsınızdır fakat büyük bir proje olduğunda veya bir süre sonra tekrar aynı koda baktığınızda 1’in neyi, 2’nin neyi ifade ettiğini tekrardan hatırlamanız gerekir, unuttuğunuzda ise tekrardan kodu çözmeniz için zaman harcamanız gerekmektedir.</text:p>
      <text:p text:style-name="P2">       <text:span text:style-name="T1">Numaralandırmalar (enumerations) kod içerisinde sayısal karşılaştırma veya işlem gerektiren yerlerde yazılımcı için daha okunabilirlik sunan, kod karmaşasını azaltan yardımcı bir yapıdır.</text:span></text:p>
      <text:h text:style-name="P9" text:outline-level="2"><text:span text:style-name="Strong_20_Emphasis"><text:span text:style-name="T2">Enum yapısı</text:span></text:span></text:h>
      <text:p text:style-name="P2">       <text:span text:style-name="T1">Enum’ın en temel yapısı aşağıdaki gibidir.</text:span></text:p>
      <text:section text:style-name="Sect1" text:name="highlighter_272733">
        <table:table table:name="Tablo1" table:style-name="Tablo1">
          <table:table-column table:style-name="Tablo1.A"/>
          <table:table-column table:style-name="Tablo1.B"/>
          <table:table-row>
            <table:table-cell table:style-name="Tablo1.A1" office:value-type="string">
              <text:p text:style-name="P4">1</text:p>
            </table:table-cell>
            <table:table-cell table:style-name="Tablo1.A1" office:value-type="string">
              <text:p text:style-name="P7"><text:span text:style-name="Source_20_Text"><text:span text:style-name="T6">enum</text:span></text:span><text:span text:style-name="T7"> </text:span><text:span text:style-name="Source_20_Text"><text:span text:style-name="T7">enum_ismi { deger1,deger2,deger3};  </text:span></text:span></text:p>
            </table:table-cell>
          </table:table-row>
        </table:table>
      </text:section>
      <text:h text:style-name="P8" text:outline-level="1"><text:span text:style-name="Strong_20_Emphasis"><text:span text:style-name="T3">Enum kullanımı</text:span></text:span></text:h>
      <text:p text:style-name="P2">       <text:span text:style-name="T1">Şimdi ufak bir örnek ile kullanalım. Seçilen güne göre hafta içerisinde mi, hafta sonunda mı yer aldığını belirten bir konsol uygulaması yapalım.</text:span></text:p>
      <text:section text:style-name="Sect1" text:name="highlighter_25301">
        <table:table table:name="Tablo2" table:style-name="Tablo2">
          <table:table-column table:style-name="Tablo2.A"/>
          <table:table-column table:style-name="Tablo2.B"/>
          <table:table-row>
            <table:table-cell table:style-name="Tablo2.A1" office:value-type="string">
              <text:p text:style-name="P4">1</text:p>
              <text:p text:style-name="P4">2</text:p>
              <text:p text:style-name="P4">3</text:p>
              <text:p text:style-name="P4">4</text:p>
              <text:p text:style-name="P4">5</text:p>
              <text:p text:style-name="P4">6</text:p>
              <text:p text:style-name="P4">7</text:p>
              <text:p text:style-name="P4">8</text:p>
              <text:p text:style-name="P4">9</text:p>
              <text:p text:style-name="P4">10</text:p>
              <text:p text:style-name="P4">11</text:p>
              <text:p text:style-name="P4">12</text:p>
              <text:p text:style-name="P4">13</text:p>
              <text:p text:style-name="P4">14</text:p>
              <text:p text:style-name="P4">15</text:p>
            </table:table-cell>
            <table:table-cell table:style-name="Tablo2.A1" office:value-type="string">
              <text:p text:style-name="P6"><text:span text:style-name="Source_20_Text"><text:span text:style-name="T6">enum</text:span></text:span><text:span text:style-name="T7"> </text:span><text:span text:style-name="Source_20_Text"><text:span text:style-name="T7">Gun { Pazartesi, Salı, Carsamba, Persembe, Cuma, Cumartesi, Pazar };</text:span></text:span></text:p>
              <text:p text:style-name="P5"> </text:p>
              <text:p text:style-name="P6"><text:span text:style-name="Source_20_Text"><text:span text:style-name="T9"> </text:span></text:span><text:span text:style-name="Source_20_Text"><text:span text:style-name="T6">static</text:span></text:span><text:span text:style-name="T7"> </text:span><text:span text:style-name="Source_20_Text"><text:span text:style-name="T6">void</text:span></text:span><text:span text:style-name="T7"> </text:span><text:span text:style-name="Source_20_Text"><text:span text:style-name="T7">Main(</text:span></text:span><text:span text:style-name="Source_20_Text"><text:span text:style-name="T6">string</text:span></text:span><text:span text:style-name="Source_20_Text"><text:span text:style-name="T7">[] args)</text:span></text:span></text:p>
              <text:p text:style-name="P6"><text:span text:style-name="Source_20_Text"><text:span text:style-name="T9"> </text:span></text:span><text:span text:style-name="Source_20_Text"><text:span text:style-name="T7">{</text:span></text:span></text:p>
              <text:p text:style-name="P6"><text:span text:style-name="Source_20_Text"><text:span text:style-name="T9">     </text:span></text:span><text:span text:style-name="Source_20_Text"><text:span text:style-name="T7">Gun secilenGun = Gun.Carsamba;</text:span></text:span></text:p>
              <text:p text:style-name="P5"> </text:p>
              <text:p text:style-name="P6"><text:span text:style-name="Source_20_Text"><text:span text:style-name="T9">     </text:span></text:span><text:span text:style-name="Source_20_Text"><text:span text:style-name="T6">if</text:span></text:span><text:span text:style-name="T7"> </text:span><text:span text:style-name="Source_20_Text"><text:span text:style-name="T7">(secilenGun == Gun.Cumartesi || secilenGun == Gun.Pazar)</text:span></text:span></text:p>
              <text:p text:style-name="P6"><text:span text:style-name="Source_20_Text"><text:span text:style-name="T9">     </text:span></text:span><text:span text:style-name="Source_20_Text"><text:span text:style-name="T7">{</text:span></text:span></text:p>
              <text:p text:style-name="P6"><text:span text:style-name="Source_20_Text"><text:span text:style-name="T9">         </text:span></text:span><text:span text:style-name="Source_20_Text"><text:span text:style-name="T7">Console.WriteLine(</text:span></text:span><text:span text:style-name="Source_20_Text"><text:span text:style-name="T10">"Hafta sonu seçtiniz."</text:span></text:span><text:span text:style-name="Source_20_Text"><text:span text:style-name="T7">);</text:span></text:span></text:p>
              <text:p text:style-name="P6"><text:span text:style-name="Source_20_Text"><text:span text:style-name="T9">     </text:span></text:span><text:span text:style-name="Source_20_Text"><text:span text:style-name="T7">}</text:span></text:span></text:p>
              <text:p text:style-name="P6"><text:span text:style-name="Source_20_Text"><text:span text:style-name="T9">     </text:span></text:span><text:span text:style-name="Source_20_Text"><text:span text:style-name="T6">else</text:span></text:span></text:p>
              <text:p text:style-name="P6"><text:span text:style-name="Source_20_Text"><text:span text:style-name="T9">     </text:span></text:span><text:span text:style-name="Source_20_Text"><text:span text:style-name="T7">{</text:span></text:span></text:p>
              <text:p text:style-name="P6"><text:span text:style-name="Source_20_Text"><text:span text:style-name="T9">         </text:span></text:span><text:span text:style-name="Source_20_Text"><text:span text:style-name="T7">Console.WriteLine(</text:span></text:span><text:span text:style-name="Source_20_Text"><text:span text:style-name="T10">"Hafta içi seçtiniz."</text:span></text:span><text:span text:style-name="Source_20_Text"><text:span text:style-name="T7">);</text:span></text:span></text:p>
              <text:p text:style-name="P6"><text:span text:style-name="Source_20_Text"><text:span text:style-name="T9">     </text:span></text:span><text:span text:style-name="Source_20_Text"><text:span text:style-name="T7">}</text:span></text:span></text:p>
              <text:p text:style-name="P7"><text:span text:style-name="Source_20_Text"><text:span text:style-name="T9"> </text:span></text:span><text:span text:style-name="Source_20_Text"><text:span text:style-name="T7">}</text:span></text:span></text:p>
            </table:table-cell>
          </table:table-row>
        </table:table>
      </text:section>
      <text:p text:style-name="P2">       <text:span text:style-name="T1">Yazdığımız uygulamada seçilen günü “Gun” tipinde aldık ve enum olarak karşılaştırmasını yaptık. Oluşturduğumuz enumlara referans değeri verebilir ve referans değeri ile de işlemler yapabiliriz. Bunun için aşağıdaki gibi ufak eklemeler ile aynı uygulamayı yazabiliriz.</text:span></text:p>
      <text:section text:style-name="Sect1" text:name="highlighter_102012">
        <table:table table:name="Tablo3" table:style-name="Tablo3">
          <table:table-column table:style-name="Tablo3.A"/>
          <table:table-column table:style-name="Tablo3.B"/>
          <text:soft-page-break/>
          <table:table-row>
            <table:table-cell table:style-name="Tablo3.A1" office:value-type="string">
              <text:p text:style-name="P4">1</text:p>
              <text:p text:style-name="P4">2</text:p>
              <text:p text:style-name="P4">3</text:p>
              <text:p text:style-name="P4">4</text:p>
              <text:p text:style-name="P4">5</text:p>
              <text:p text:style-name="P4">6</text:p>
              <text:p text:style-name="P4">7</text:p>
              <text:p text:style-name="P4">8</text:p>
              <text:p text:style-name="P4">9</text:p>
              <text:p text:style-name="P4">10</text:p>
              <text:p text:style-name="P4">11</text:p>
              <text:p text:style-name="P4">12</text:p>
              <text:p text:style-name="P4">13</text:p>
              <text:p text:style-name="P4">14</text:p>
              <text:p text:style-name="P4">15</text:p>
            </table:table-cell>
            <table:table-cell table:style-name="Tablo3.A1" office:value-type="string">
              <text:p text:style-name="P6"><text:span text:style-name="Source_20_Text"><text:span text:style-name="T6">enum</text:span></text:span><text:span text:style-name="T7"> </text:span><text:span text:style-name="Source_20_Text"><text:span text:style-name="T7">Gun { Pazartesi = 1, Salı = 2, Carsamba = 3, Persembe = 4, Cuma = 5, Cumartesi = 6, Pazar = 7};</text:span></text:span></text:p>
              <text:p text:style-name="P5"> </text:p>
              <text:p text:style-name="P6"><text:span text:style-name="Source_20_Text"><text:span text:style-name="T9"> </text:span></text:span><text:span text:style-name="Source_20_Text"><text:span text:style-name="T6">static</text:span></text:span><text:span text:style-name="T7"> </text:span><text:span text:style-name="Source_20_Text"><text:span text:style-name="T6">void</text:span></text:span><text:span text:style-name="T7"> </text:span><text:span text:style-name="Source_20_Text"><text:span text:style-name="T7">Main(</text:span></text:span><text:span text:style-name="Source_20_Text"><text:span text:style-name="T6">string</text:span></text:span><text:span text:style-name="Source_20_Text"><text:span text:style-name="T7">[] args)</text:span></text:span></text:p>
              <text:p text:style-name="P6"><text:span text:style-name="Source_20_Text"><text:span text:style-name="T9"> </text:span></text:span><text:span text:style-name="Source_20_Text"><text:span text:style-name="T7">{</text:span></text:span></text:p>
              <text:p text:style-name="P6"><text:span text:style-name="Source_20_Text"><text:span text:style-name="T9">     </text:span></text:span><text:span text:style-name="Source_20_Text"><text:span text:style-name="T6">int</text:span></text:span><text:span text:style-name="T7"> </text:span><text:span text:style-name="Source_20_Text"><text:span text:style-name="T7">secilenGun = (</text:span></text:span><text:span text:style-name="Source_20_Text"><text:span text:style-name="T6">int</text:span></text:span><text:span text:style-name="Source_20_Text"><text:span text:style-name="T7">)Gun.Carsamba;</text:span></text:span></text:p>
              <text:p text:style-name="P5"> </text:p>
              <text:p text:style-name="P6"><text:span text:style-name="Source_20_Text"><text:span text:style-name="T9">     </text:span></text:span><text:span text:style-name="Source_20_Text"><text:span text:style-name="T6">if</text:span></text:span><text:span text:style-name="T7"> </text:span><text:span text:style-name="Source_20_Text"><text:span text:style-name="T7">(secilenGun == (</text:span></text:span><text:span text:style-name="Source_20_Text"><text:span text:style-name="T6">int</text:span></text:span><text:span text:style-name="Source_20_Text"><text:span text:style-name="T7">)Gun.Cumartesi || secilenGun == (</text:span></text:span><text:span text:style-name="Source_20_Text"><text:span text:style-name="T6">int</text:span></text:span><text:span text:style-name="Source_20_Text"><text:span text:style-name="T7">)Gun.Pazar)</text:span></text:span></text:p>
              <text:p text:style-name="P6"><text:span text:style-name="Source_20_Text"><text:span text:style-name="T9">     </text:span></text:span><text:span text:style-name="Source_20_Text"><text:span text:style-name="T7">{</text:span></text:span></text:p>
              <text:p text:style-name="P6"><text:span text:style-name="Source_20_Text"><text:span text:style-name="T9">         </text:span></text:span><text:span text:style-name="Source_20_Text"><text:span text:style-name="T7">Console.WriteLine(</text:span></text:span><text:span text:style-name="Source_20_Text"><text:span text:style-name="T10">"Hafta sonu seçtiniz."</text:span></text:span><text:span text:style-name="Source_20_Text"><text:span text:style-name="T7">);</text:span></text:span></text:p>
              <text:p text:style-name="P6"><text:span text:style-name="Source_20_Text"><text:span text:style-name="T9">     </text:span></text:span><text:span text:style-name="Source_20_Text"><text:span text:style-name="T7">}</text:span></text:span></text:p>
              <text:p text:style-name="P6"><text:span text:style-name="Source_20_Text"><text:span text:style-name="T9">     </text:span></text:span><text:span text:style-name="Source_20_Text"><text:span text:style-name="T6">else</text:span></text:span></text:p>
              <text:p text:style-name="P6"><text:span text:style-name="Source_20_Text"><text:span text:style-name="T9">     </text:span></text:span><text:span text:style-name="Source_20_Text"><text:span text:style-name="T7">{</text:span></text:span></text:p>
              <text:p text:style-name="P6"><text:span text:style-name="Source_20_Text"><text:span text:style-name="T9">         </text:span></text:span><text:span text:style-name="Source_20_Text"><text:span text:style-name="T7">Console.WriteLine(</text:span></text:span><text:span text:style-name="Source_20_Text"><text:span text:style-name="T10">"Hafta içi seçtiniz."</text:span></text:span><text:span text:style-name="Source_20_Text"><text:span text:style-name="T7">);</text:span></text:span></text:p>
              <text:p text:style-name="P6"><text:span text:style-name="Source_20_Text"><text:span text:style-name="T9">     </text:span></text:span><text:span text:style-name="Source_20_Text"><text:span text:style-name="T7">}</text:span></text:span></text:p>
              <text:p text:style-name="P7"><text:span text:style-name="Source_20_Text"><text:span text:style-name="T9"> </text:span></text:span><text:span text:style-name="Source_20_Text"><text:span text:style-name="T7">}</text:span></text:span></text:p>
            </table:table-cell>
          </table:table-row>
        </table:table>
      </text:section>
      <text:p text:style-name="P1">Yazdığımız iki uygulama da aynı ekran görüntüsünü verecektir.</text:p>
      <text:h text:style-name="P9" text:outline-level="2"><text:span text:style-name="Strong_20_Emphasis"><text:span text:style-name="T2">Farklı türlerde enum tanımlama</text:span></text:span></text:h>
      <text:p text:style-name="P2">       <text:span text:style-name="T1">Enum içerisine farklı türlerde de atama yapabiliriz.</text:span></text:p>
      <text:section text:style-name="Sect1" text:name="highlighter_339958">
        <table:table table:name="Tablo4" table:style-name="Tablo4">
          <table:table-column table:style-name="Tablo4.A"/>
          <table:table-column table:style-name="Tablo4.B"/>
          <table:table-row>
            <table:table-cell table:style-name="Tablo4.A1" office:value-type="string">
              <text:p text:style-name="P4">1</text:p>
            </table:table-cell>
            <table:table-cell table:style-name="Tablo4.A1" office:value-type="string">
              <text:p text:style-name="P7"><text:span text:style-name="Source_20_Text"><text:span text:style-name="T6">enum</text:span></text:span><text:span text:style-name="T7"> </text:span><text:span text:style-name="Source_20_Text"><text:span text:style-name="T7">Sonuç : byte { Kaldi,Gecti };</text:span></text:span></text:p>
            </table:table-cell>
          </table:table-row>
        </table:table>
      </text:section>
      <text:h text:style-name="P9" text:outline-level="2"><text:span text:style-name="Strong_20_Emphasis"><text:span text:style-name="T2">Enum kullanırken bilinmesi gerekenler</text:span></text:span></text:h>
      <text:list xml:id="list8263304935519001146" text:style-name="L1">
        <text:list-item>
          <text:p text:style-name="P3">Enum içerisinde değer vermezsek, değerler 0’dan başlar ve birer birer artar.</text:p>
        </text:list-item>
        <text:list-item>
          <text:p text:style-name="P3">Enum’ların varsayılan değer “int”dir.</text:p>
        </text:list-item>
        <text:list-item>
          <text:p text:style-name="P3">Enumları; byte,sbyte, short,ushort, int, uint,long, ulong türlerin oluşturabiliriz.</text:p>
        </text:list-item>
        <text:list-item>
          <text:p text:style-name="P3">Enum içerisine verdiğimiz değerlerde, değişken isimlendirmede dikkat edilen kurallar geçerlidir. Örneğin sayı ile başlayan veya içerisinde boşluk bulunan isimlendirmeler veremeyiz.</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Kreon" svg:font-family="Kreon, serif"/>
    <style:font-face style:name="Open Sans" svg:font-family="'Open Sans', sans-serif"/>
    <style:font-face style:name="OpenSymbol" svg:font-family="OpenSymbol"/>
    <style:font-face style:name="Tahoma1" svg:font-family="Tahoma"/>
    <style:font-face style:name="consolas" svg:font-family="consolas, 'bitstream vera sans mono', 'courier new', Courier, monospace"/>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4M32S</meta:editing-duration>
    <meta:editing-cycles>3</meta:editing-cycles>
    <meta:generator>OpenOffice/4.1.10$Win32 OpenOffice.org_project/4110m2$Build-9807</meta:generator>
    <dc:date>2022-02-12T14:00:26.24</dc:date>
    <meta:document-statistic meta:table-count="4" meta:image-count="0" meta:object-count="0" meta:page-count="2" meta:paragraph-count="79" meta:word-count="362" meta:character-count="2650"/>
    <meta:user-defined meta:name="Info 1"/>
    <meta:user-defined meta:name="Info 2"/>
    <meta:user-defined meta:name="Info 3"/>
    <meta:user-defined meta:name="Info 4"/>
  </office:meta>
</office:document-meta>
</file>